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7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8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9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0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1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12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13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14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5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16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17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8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19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20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21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22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23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24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25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26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27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28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31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2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33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34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5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6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37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8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9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0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1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2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3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44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50.00%" fo:text-align="center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50.00%" fo:text-align="center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50.00%" fo:text-align="center"/>
    </style:style>
    <style:style style:name="P7" style:family="paragraph">
      <style:paragraph-properties fo:line-height="150.00%" fo:text-align="left"/>
    </style:style>
    <style:style style:name="P8" style:family="paragraph">
      <style:paragraph-properties fo:line-height="150.00%" fo:text-align="left" fo:margin-left="202.50pt" fo:text-indent="-202.50pt"/>
    </style:style>
    <style:style style:name="P9" style:family="paragraph">
      <style:paragraph-properties fo:line-height="150.00%" fo:text-align="justify">
        <style:tab-stops>
          <style:tab-stop style:position="83.00pt"/>
        </style:tab-stops>
      </style:paragraph-properties>
    </style:style>
    <style:style style:name="P10" style:family="paragraph">
      <style:paragraph-properties fo:line-height="150.00%" fo:text-align="left">
        <style:tab-stops>
          <style:tab-stop style:position="83.00pt"/>
        </style:tab-stops>
      </style:paragraph-properties>
    </style:style>
    <style:style style:name="P11" style:family="paragraph">
      <style:paragraph-properties fo:line-height="150.00%" fo:text-align="left" fo:margin-left="387.00pt" fo:text-indent="-193.50pt">
        <style:tab-stops>
          <style:tab-stop style:position="83.00pt"/>
        </style:tab-stops>
      </style:paragraph-properties>
    </style:style>
    <style:style style:name="P12" style:family="paragraph">
      <style:paragraph-properties fo:line-height="150.00%" fo:text-align="left" fo:margin-left="212.40pt" fo:text-indent="-212.40pt">
        <style:tab-stops>
          <style:tab-stop style:position="-15.45pt"/>
        </style:tab-stops>
      </style:paragraph-properties>
    </style:style>
    <style:style style:name="P13" style:family="paragraph">
      <style:paragraph-properties fo:line-height="150.00%" fo:text-align="left" fo:margin-left="212.40pt" fo:text-indent="-212.40pt">
        <style:tab-stops>
          <style:tab-stop style:position="-129.40pt"/>
        </style:tab-stops>
      </style:paragraph-properties>
    </style:style>
    <style:style style:name="P14" style:family="paragraph">
      <style:paragraph-properties fo:line-height="150.00%" fo:text-align="left" fo:margin-left="387.00pt" fo:text-indent="-193.50pt">
        <style:tab-stops>
          <style:tab-stop style:position="83.00pt"/>
        </style:tab-stops>
      </style:paragraph-properties>
    </style:style>
    <style:style style:name="P15" style:family="paragraph">
      <style:paragraph-properties fo:line-height="150.00%" fo:text-align="left" fo:margin-left="212.40pt" fo:text-indent="-212.40pt">
        <style:tab-stops>
          <style:tab-stop style:position="-129.40pt"/>
        </style:tab-stops>
      </style:paragraph-properties>
    </style:style>
    <style:style style:name="P16" style:family="paragraph">
      <style:paragraph-properties fo:line-height="150.00%" fo:text-align="left" fo:margin-bottom="10.00pt"/>
    </style:style>
    <style:style style:name="P17" style:family="paragraph">
      <style:paragraph-properties fo:line-height="150.00%" fo:text-align="left" fo:margin-left="212.40pt" fo:text-indent="-212.40pt"/>
    </style:style>
  </office:automatic-styles>
  <office:body>
    <office:text>
      <text:p text:style-name="P1"><draw:frame text:anchor-type="as-char" svg:width="152.40mm" svg:height="79.90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3"><text:span text:style-name="T1"/></text:p>
      <text:p text:style-name="P4"><text:span text:style-name="T2">cv</text:span></text:p>
      <text:p text:style-name="P5"><text:span text:style-name="T3"/></text:p>
      <text:p text:style-name="P6"><text:span text:style-name="T3"/></text:p>
      <text:p text:style-name="P7"><text:span text:style-name="T4">piradi informacia: </text:span></text:p>
      <text:p text:style-name="P7"><text:span text:style-name="T5"/></text:p>
      <text:p text:style-name="P7"><text:span text:style-name="T6">saxeli</text:span><text:span text:style-name="T7">:</text:span><text:span text:style-name="T8"><text:s/></text:span><text:span text:style-name="T9"><text:s text:c="3"/></text:span><text:span text:style-name="T10">თამილა</text:span></text:p>
      <text:p text:style-name="P7"><text:span text:style-name="T11">gvari</text:span><text:span text:style-name="T12">:</text:span><text:span text:style-name="T13"><text:s text:c="4"/></text:span><text:span text:style-name="T14">ჯავახიშვილი</text:span></text:p>
      <text:p text:style-name="P7"><text:span text:style-name="T15">dabadebis<text:s/></text:span><text:span text:style-name="T16">თარიღი<text:s/></text:span><text:span text:style-name="T17"><text:s text:c="2"/>01.04.1982</text:span><text:span text:style-name="T18"><text:s/></text:span></text:p>
      <text:p text:style-name="P7"><text:span text:style-name="T19">misamarTi</text:span><text:span text:style-name="T20">:<text:s/></text:span><text:span text:style-name="T21">ქ.თბილისი ნათლუხის 2 ლევან რაზიკაშვილის 105</text:span></text:p>
      <text:p text:style-name="P7"><text:span text:style-name="T22">telefonis nomeri</text:span><text:span text:style-name="T23">:</text:span><text:span text:style-name="T24"><text:s text:c="2"/></text:span><text:span text:style-name="T25">571 05 56 24</text:span></text:p>
      <text:p text:style-name="P7"><text:span text:style-name="T26">ojaxuri mdgomareoba:</text:span><text:span text:style-name="T27"><text:s text:c="2"/></text:span><text:span text:style-name="T28">დაოჯახებული</text:span></text:p>
      <text:p text:style-name="P7"><text:span text:style-name="T29"/></text:p>
      <text:p text:style-name="P8"><text:span text:style-name="T30">ganaTleba</text:span><text:span text:style-name="T31">:<text:s/></text:span><text:span text:style-name="T32">სამედიცინო ტექნიკუმი.პროფესიით<text:s text:c="2"/>მეან გინეკოლოგი .<text:s text:c="67"/></text:span></text:p>
      <text:p text:style-name="P9"><text:span text:style-name="T33"><text:tab/><text:tab/><text:tab/><text:tab/></text:span></text:p>
      <text:p text:style-name="P10"><text:span text:style-name="T33">samuSao gamocdileba:</text:span><text:span text:style-name="T34"><text:s text:c="2"/>2007-2008<text:s/></text:span><text:span text:style-name="T35">შ.პ.ს<text:s/></text:span><text:span text:style-name="T36">ულევი აგროს მოლარე-ოპერატორი<text:s text:c="43"/></text:span><text:span text:style-name="T37">ენები:</text:span><text:span text:style-name="T38"><text:s text:c="33"/>201</text:span><text:span text:style-name="T39">8</text:span><text:span text:style-name="T40"><text:s/></text:span><text:span text:style-name="T41">წლიდან დღემდე მცხობელი (საკონდიტროში)</text:span></text:p>
      <text:p text:style-name="P11"><text:span text:style-name="T42">ქართული-მშობლიური</text:span></text:p>
      <text:p text:style-name="P11"><text:span text:style-name="T42">რუსული-კარგად</text:span></text:p>
      <text:p text:style-name="P12"><text:span text:style-name="T43"><text:tab/></text:span><text:span text:style-name="T44">ინგლისური-საშუალოდ</text:span></text:p>
      <text:p text:style-name="P13"><text:span text:style-name="T45"/></text:p>
      <text:p text:style-name="P13"><text:span text:style-name="T46">kompiuteruli pogramebi:</text:span></text:p>
      <text:p text:style-name="P14"><text:span text:style-name="T47"><text:s/>Word, Internet</text:span><text:span text:style-name="T48">.</text:span></text:p>
      <text:p text:style-name="P15"><text:span text:style-name="T49"/></text:p>
      <text:p text:style-name="P16"><text:span text:style-name="T49"/></text:p>
      <text:p text:style-name="P17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